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36mm"/>
    </style:style>
    <style:style style:name="co3" style:family="table-column">
      <style:table-column-properties fo:break-before="auto" style:column-width="85.23mm"/>
    </style:style>
    <style:style style:name="co4" style:family="table-column">
      <style:table-column-properties fo:break-before="auto" style:column-width="38.44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209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59mm" fo:break-before="auto" style:use-optimal-row-height="fals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0.36mm" fo:break-before="auto" style:use-optimal-row-height="false"/>
    </style:style>
    <style:style style:name="ro5" style:family="table-row">
      <style:table-row-properties style:row-height="10.02mm" fo:break-before="auto" style:use-optimal-row-height="false"/>
    </style:style>
    <style:style style:name="ro6" style:family="table-row">
      <style:table-row-properties style:row-height="41.98mm" fo:break-before="auto" style:use-optimal-row-height="false"/>
    </style:style>
    <style:style style:name="ro7" style:family="table-row">
      <style:table-row-properties style:row-height="13.16mm" fo:break-before="auto" style:use-optimal-row-height="true"/>
    </style:style>
    <style:style style:name="ro8" style:family="table-row">
      <style:table-row-properties style:row-height="8.94mm" fo:break-before="auto" style:use-optimal-row-height="true"/>
    </style:style>
    <style:style style:name="ro9" style:family="table-row">
      <style:table-row-properties style:row-height="17.36mm" fo:break-before="auto" style:use-optimal-row-height="true"/>
    </style:style>
    <style:style style:name="ro10" style:family="table-row">
      <style:table-row-properties style:row-height="75.39mm" fo:break-before="auto" style:use-optimal-row-height="false"/>
    </style:style>
    <style:style style:name="ro11" style:family="table-row">
      <style:table-row-properties style:row-height="55.79mm" fo:break-before="auto" style:use-optimal-row-height="false"/>
    </style:style>
    <style:style style:name="ro12" style:family="table-row">
      <style:table-row-properties style:row-height="63.78mm" fo:break-before="auto" style:use-optimal-row-height="false"/>
    </style:style>
    <style:style style:name="ro13" style:family="table-row">
      <style:table-row-properties style:row-height="45.3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5" style:family="table-cell" style:parent-style-name="Default">
      <style:table-cell-properties fo:border="none" style:vertical-align="top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</style:style>
    <style:style style:name="ce13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Liberation Sans" style:font-name-asian="DejaVu Sans" style:font-name-complex="FreeSans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top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style:font-name-asian="DejaVu Sans" style:font-name-complex="FreeSans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style:font-name="Liberation Sans" style:font-name-asian="DejaVu Sans" style:font-name-complex="FreeSans"/>
    </style:style>
    <style:style style:name="ce2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</style:style>
    <style:style style:name="ce23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font-name="Liberation Sans" style:font-name-asian="DejaVu Sans" style:font-name-complex="FreeSans"/>
    </style:style>
    <style:style style:name="ce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7" style:family="table-cell" style:parent-style-name="Default">
      <style:table-cell-properties fo:border-bottom="0.06pt solid #000000" fo:background-color="#999999" style:text-align-source="fix" style:repeat-content="false" fo:border-left="none" fo:border-right="0.06pt solid #000000" fo:border-top="0.06pt solid #000000" style:vertical-align="top"/>
      <style:paragraph-properties fo:text-align="center" fo:margin-left="0mm"/>
    </style:style>
    <style:style style:name="ce28" style:family="table-cell" style:parent-style-name="Default">
      <style:table-cell-properties fo:background-color="#eeeeee" style:text-align-source="fix" style:repeat-content="false" fo:border="0.06pt solid #000000" style:vertical-align="top"/>
      <style:paragraph-properties fo:text-align="center" fo:margin-left="0mm"/>
    </style:style>
    <style:style style:name="ce29" style:family="table-cell" style:parent-style-name="Default">
      <style:table-cell-properties style:vertical-align="top"/>
    </style:style>
    <style:style style:name="ce30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top"/>
      <style:paragraph-properties fo:text-align="center" fo:margin-left="0mm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9"/>
        <table:table-column table:style-name="co5" table:default-cell-style-name="ce26"/>
        <table:table-column table:style-name="co6" table:default-cell-style-name="ce26"/>
        <table:table-column table:style-name="co7" table:default-cell-style-name="ce10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Notice:</text:p>
          </table:table-cell>
          <table:covered-table-cell table:style-name="ce11"/>
          <table:table-cell table:style-name="ce20" table:number-columns-spanned="4" table:number-rows-spanned="1"/>
          <table:covered-table-cell table:style-name="ce5"/>
          <table:covered-table-cell table:style-name="ce30"/>
          <table:covered-table-cell table:style-name="ce12"/>
          <table:table-cell table:number-columns-repeated="1017"/>
        </table:table-row>
        <table:table-row table:style-name="ro2">
          <table:table-cell table:style-name="ce1"/>
          <table:table-cell table:style-name="ce4" office:value-type="string" calcext:value-type="string" table:number-columns-spanned="5" table:number-rows-spanned="1">
            <text:p>The basis for this comparison is a reduce UML meta model which contains only the most necessary elements to define Statemachines.</text:p>
          </table:table-cell>
          <table:covered-table-cell table:style-name="ce11"/>
          <table:covered-table-cell table:style-name="ce21"/>
          <table:covered-table-cell table:number-columns-repeated="2" table:style-name="ce12"/>
          <table:table-cell table:style-name="ce12"/>
          <table:table-cell table:style-name="ce1" table:number-columns-repeated="1015"/>
          <table:table-cell table:number-columns-repeated="2"/>
        </table:table-row>
        <table:table-row table:style-name="ro1">
          <table:table-cell/>
          <table:table-cell table:style-name="ce5"/>
          <table:table-cell table:style-name="ce12"/>
          <table:table-cell table:style-name="ce2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No.</text:p>
          </table:table-cell>
          <table:table-cell table:style-name="ce13" office:value-type="string" calcext:value-type="string">
            <text:p>Magic Draw Edit Operation</text:p>
          </table:table-cell>
          <table:table-cell table:style-name="ce23" office:value-type="string" calcext:value-type="string">
            <text:p>Informal Specification</text:p>
          </table:table-cell>
          <table:table-cell table:style-name="ce27" office:value-type="string" calcext:value-type="string">
            <text:p>In Editor</text:p>
          </table:table-cell>
          <table:table-cell table:style-name="ce31" office:value-type="string" calcext:value-type="string">
            <text:p>Is Generated</text:p>
          </table:table-cell>
          <table:table-cell table:style-name="ce32" office:value-type="string" calcext:value-type="string">
            <text:p>Generated Opera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ADD_ConnectionPointReference_(entry)_TGT_Pseudo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ADD_ConnectionPointReference_(exit)_TGT_Pseudo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ADD_StateMachine_(extendedStateMachine)_TGT_StateMachine_execute.henshi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string" calcext:value-type="string">
            <text:p>7.</text:p>
          </table:table-cell>
          <table:table-cell table:style-name="ce11" office:value-type="string" calcext:value-type="string">
            <text:p>CreateSubstatemachineInRegion(s)</text:p>
          </table:table-cell>
          <table:table-cell table:style-name="ce9" office:value-type="string" calcext:value-type="string">
            <text:p>A Statemachine can reference one or more States s which itself can have contained Statemachines. This operation adds another State to the non-containment reference list „submachineState“ of a Statemachine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ADD_StateMachine_(submachineState)_TGT_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HANGE_REFERENCE_Transition_(source)_TGT_Vertex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HANGE_REFERENCE_Transition_(target)_TGT_Vertex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CREATE_ConnectionPointReferenc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ConnectionPointReference_IN_State_(connection)_execute.henshin</text:p>
          </table:table-cell>
          <table:table-cell table:number-columns-repeated="1017"/>
        </table:table-row>
        <table:table-row table:style-name="ro5">
          <table:table-cell table:style-name="ce2"/>
          <table:table-cell table:style-name="ce7" office:value-type="string" calcext:value-type="string">
            <text:p>12.</text:p>
          </table:table-cell>
          <table:table-cell table:style-name="ce14"/>
          <table:table-cell table:style-name="ce9" office:value-type="string" calcext:value-type="string">
            <text:p>Creates A Finalstate in a Regio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4" office:value-type="string" calcext:value-type="string">
            <text:p>CREATE_FinalState_IN_Region_(subvertex)_execute.henshin</text:p>
          </table:table-cell>
          <table:table-cell table:style-name="ce2" table:number-columns-repeated="1017"/>
        </table:table-row>
        <table:table-row table:style-name="ro6">
          <table:table-cell/>
          <table:table-cell table:style-name="ce7" office:value-type="string" calcext:value-type="string">
            <text:p>13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rotocolStateMachine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17.</text:p>
          </table:table-cell>
          <table:table-cell table:style-name="ce11" office:value-type="string" calcext:value-type="string">
            <text:p>CreatePseudostateInRegion(k, r)</text:p>
          </table:table-cell>
          <table:table-cell table:style-name="ce9" office:value-type="string" calcext:value-type="string">
            <text:p>Creates a Pseudostate of a specific, given kind k to a Region r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seudostate_IN_Region_(subvertex)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18.</text:p>
          </table:table-cell>
          <table:table-cell table:style-name="ce11" office:value-type="string" calcext:value-type="string">
            <text:p>CreatePseudostateInState(k, s)</text:p>
          </table:table-cell>
          <table:table-cell table:style-name="ce9" office:value-type="string" calcext:value-type="string">
            <text:p>Creates a Pseudostate of a specific, given kind k to a State s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seudostate_IN_State_(connectionPoint)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19.</text:p>
          </table:table-cell>
          <table:table-cell table:style-name="ce15" office:value-type="string" calcext:value-type="string">
            <text:p>CreatePseudostateInStateMachine(k, s)</text:p>
          </table:table-cell>
          <table:table-cell table:style-name="ce9" office:value-type="string" calcext:value-type="string">
            <text:p>Creates a Pseudostate of a specific, given kind k to a StateMachine s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Pseudostate_IN_StateMachine_(connectionPoint)_execute.henshin</text:p>
          </table:table-cell>
          <table:table-cell table:number-columns-repeated="1017"/>
        </table:table-row>
        <table:table-row table:style-name="ro8">
          <table:table-cell/>
          <table:table-cell table:style-name="ce7" office:value-type="string" calcext:value-type="string">
            <text:p>20.</text:p>
          </table:table-cell>
          <table:table-cell table:style-name="ce11"/>
          <table:table-cell table:style-name="ce9" office:value-type="string" calcext:value-type="string">
            <text:p>Creates a Region in a Stat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Region_IN_State_(region)_execute.henshin</text:p>
          </table:table-cell>
          <table:table-cell table:number-columns-repeated="1017"/>
        </table:table-row>
        <table:table-row table:style-name="ro8">
          <table:table-cell/>
          <table:table-cell table:style-name="ce7" office:value-type="string" calcext:value-type="string">
            <text:p>21.</text:p>
          </table:table-cell>
          <table:table-cell table:style-name="ce11"/>
          <table:table-cell table:style-name="ce9" office:value-type="string" calcext:value-type="string">
            <text:p>Creates a Region in a Statemachin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Region_IN_StateMachine_(region)_execute.henshin</text:p>
          </table:table-cell>
          <table:table-cell table:number-columns-repeated="1017"/>
        </table:table-row>
        <table:table-row table:style-name="ro9">
          <table:table-cell/>
          <table:table-cell table:style-name="ce7" office:value-type="string" calcext:value-type="string">
            <text:p>22.</text:p>
          </table:table-cell>
          <table:table-cell table:style-name="ce14" office:value-type="string" calcext:value-type="string">
            <text:p>CreateCompositeStateInRegion()</text:p>
          </table:table-cell>
          <table:table-cell table:style-name="ce24" office:value-type="string" calcext:value-type="string">
            <text:p>Creates a State in a Region. Additionally, a Region is also created inside the new State.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Stat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3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StateMachin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7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CREATE_Transition_IN_Region_(transi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0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ConnectionPointReferenc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1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ConnectionPointReference_IN_State_(connec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3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FinalStat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4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rotocolStateMachin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8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seudostat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39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seudostate_IN_State_(connectionPoin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0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Pseudostate_IN_StateMachine_(connectionPoin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1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Region_IN_State_(reg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2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Region_IN_StateMachine_(reg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3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State_IN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4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StateMachin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48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DELETE_Transition_IN_Region_(transi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4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REMOVE_ConnectionPointReference_(entry)_TGT_Pseudo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5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REMOVE_ConnectionPointReference_(exit)_TGT_Pseudo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6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REMOVE_StateMachine_(extendedStateMachine)_TGT_StateMachin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57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ce11" office:value-type="string" calcext:value-type="string">
            <text:p>REMOVE_StateMachine_(submachineState)_TGT_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3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SET_REFERENCE_Region_(extendedRegion)_TGT_Region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4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SET_REFERENCE_State_(redefinedState)_TGT_Stat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6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SET_REFERENCE_State_(submachine)_TGT_StateMachine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68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SET_REFERENCE_Transition_(redefinedTransition)_TGT_Transition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79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ConnectionPointReferenc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0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ConnectionPointReference_FROM_State_(connection)_TO_State_(connec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1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Default" office:value-type="string" calcext:value-type="string">
            <text:p>MOVE_DOWN_FinalState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2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Default" office:value-type="string" calcext:value-type="string">
            <text:p>MOVE_DOWN_Final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3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DOWN_Region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4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Default" office:value-type="string" calcext:value-type="string">
            <text:p>MOVE_DOWN_State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5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Default" office:value-type="string" calcext:value-type="string">
            <text:p>MOVE_DOWN_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86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Default" office:value-type="string" calcext:value-type="string">
            <text:p>MOVE_FinalState_FROM_Region_(subvertex)_TO_Region_(subvertex)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87.</text:p>
          </table:table-cell>
          <table:table-cell table:style-name="ce11"/>
          <table:table-cell table:style-name="ce9"/>
          <table:table-cell table:style-name="ce9" office:value-type="string" calcext:value-type="string">
            <text:p>only for specific PseudostateKinds</text:p>
          </table:table-cell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Pseudostate_FROM_Region_(subvertex)_TO_Region_(subvertex)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88.</text:p>
          </table:table-cell>
          <table:table-cell table:style-name="ce11"/>
          <table:table-cell table:style-name="ce9"/>
          <table:table-cell table:style-name="ce9" office:value-type="string" calcext:value-type="string">
            <text:p>only for specific PseudostateKinds</text:p>
          </table:table-cell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Pseudostate_FROM_State_(connectionPoint)_TO_State_(connectionPoint)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89.</text:p>
          </table:table-cell>
          <table:table-cell table:style-name="ce11"/>
          <table:table-cell table:style-name="ce9"/>
          <table:table-cell table:style-name="ce9" office:value-type="string" calcext:value-type="string">
            <text:p>only for specific PseudostateKinds</text:p>
          </table:table-cell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Pseudostate_FROM_StateMachine_(connectionPoint)_TO_StateMachine_(connectionPoin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0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ConnectionPointReferenc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1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ConnectionPointReference_FROM_Region_(subvertex)_TO_State_(connec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2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ConnectionPointReference_FROM_State_(connection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3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ConnectionPointReference_FROM_State_(connection)_TO_State_(connec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94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FinalState_FROM_Region_(subvertex)_TO_Region_(subvertex)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95.</text:p>
          </table:table-cell>
          <table:table-cell table:style-name="ce11"/>
          <table:table-cell table:style-name="ce9"/>
          <table:table-cell table:style-name="ce9" office:value-type="string" calcext:value-type="string">
            <text:p>only for specific PseudostateKinds</text:p>
          </table:table-cell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Pseudostate_FROM_Region_(subvertex)_TO_Region_(subvertex)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96.</text:p>
          </table:table-cell>
          <table:table-cell table:style-name="ce11"/>
          <table:table-cell table:style-name="ce9"/>
          <table:table-cell table:style-name="ce9" office:value-type="string" calcext:value-type="string">
            <text:p>only for specific PseudostateKinds</text:p>
          </table:table-cell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Pseudostate_FROM_Region_(subvertex)_TO_State_(connectionPoint)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97.</text:p>
          </table:table-cell>
          <table:table-cell table:style-name="ce11"/>
          <table:table-cell table:style-name="ce9"/>
          <table:table-cell table:style-name="ce9" office:value-type="string" calcext:value-type="string">
            <text:p>only for specific PseudostateKinds</text:p>
          </table:table-cell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Pseudostate_FROM_Region_(subvertex)_TO_StateMachine_(connectionPoint)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98.</text:p>
          </table:table-cell>
          <table:table-cell table:style-name="ce11"/>
          <table:table-cell table:style-name="ce9"/>
          <table:table-cell table:style-name="ce9" office:value-type="string" calcext:value-type="string">
            <text:p>only for specific PseudostateKinds</text:p>
          </table:table-cell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Pseudostate_FROM_State_(connectionPoint)_TO_Region_(subvertex)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99.</text:p>
          </table:table-cell>
          <table:table-cell table:style-name="ce11"/>
          <table:table-cell table:style-name="ce9"/>
          <table:table-cell table:style-name="ce9" office:value-type="string" calcext:value-type="string">
            <text:p>only for specific PseudostateKinds</text:p>
          </table:table-cell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Pseudostate_FROM_State_(connectionPoint)_TO_State_(connectionPoint)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100.</text:p>
          </table:table-cell>
          <table:table-cell table:style-name="ce11"/>
          <table:table-cell table:style-name="ce9"/>
          <table:table-cell table:style-name="ce9" office:value-type="string" calcext:value-type="string">
            <text:p>only for specific PseudostateKinds</text:p>
          </table:table-cell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Pseudostate_FROM_State_(connectionPoint)_TO_StateMachine_(connectionPoint)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101.</text:p>
          </table:table-cell>
          <table:table-cell table:style-name="ce11"/>
          <table:table-cell table:style-name="ce9"/>
          <table:table-cell table:style-name="ce9" office:value-type="string" calcext:value-type="string">
            <text:p>only for specific PseudostateKinds</text:p>
          </table:table-cell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Pseudostate_FROM_StateMachine_(connectionPoint)_TO_Region_(subvertex)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102.</text:p>
          </table:table-cell>
          <table:table-cell table:style-name="ce11"/>
          <table:table-cell table:style-name="ce9"/>
          <table:table-cell table:style-name="ce9" office:value-type="string" calcext:value-type="string">
            <text:p>only for specific PseudostateKinds</text:p>
          </table:table-cell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Pseudostate_FROM_StateMachine_(connectionPoint)_TO_State_(connectionPoint)_execute.henshin</text:p>
          </table:table-cell>
          <table:table-cell table:number-columns-repeated="1017"/>
        </table:table-row>
        <table:table-row table:style-name="ro7">
          <table:table-cell/>
          <table:table-cell table:style-name="ce7" office:value-type="string" calcext:value-type="string">
            <text:p>103.</text:p>
          </table:table-cell>
          <table:table-cell table:style-name="ce11"/>
          <table:table-cell table:style-name="ce9"/>
          <table:table-cell table:style-name="ce9" office:value-type="string" calcext:value-type="string">
            <text:p>only for specific PseudostateKinds</text:p>
          </table:table-cell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Pseudostate_FROM_StateMachine_(connectionPoint)_TO_StateMachine_(connectionPoint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4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Region_FROM_State_(region)_TO_State_(reg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5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Region_FROM_State_(region)_TO_StateMachine_(reg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6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Region_FROM_StateMachine_(region)_TO_State_(reg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7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Region_FROM_StateMachine_(region)_TO_StateMachine_(reg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8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09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F_COMBI_Transition_FROM_Region_(transition)_TO_Region_(transi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0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gion_FROM_State_(region)_TO_State_(reg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1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Region_FROM_StateMachine_(region)_TO_StateMachine_(reg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2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Default" office:value-type="string" calcext:value-type="string">
            <text:p>MOVE_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3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Transition_FROM_Region_(transition)_TO_Region_(transition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4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Default" office:value-type="string" calcext:value-type="string">
            <text:p>MOVE_UP_FinalState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5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Default" office:value-type="string" calcext:value-type="string">
            <text:p>MOVE_UP_Final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6.</text:p>
          </table:table-cell>
          <table:table-cell table:style-name="ce11"/>
          <table:table-cell table:style-name="ce9"/>
          <table:table-cell table:style-name="ce7"/>
          <table:table-cell table:style-name="ce7" office:value-type="string" calcext:value-type="string">
            <text:p>x</text:p>
          </table:table-cell>
          <table:table-cell table:style-name="Default" office:value-type="string" calcext:value-type="string">
            <text:p>MOVE_UP_Region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7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Default" office:value-type="string" calcext:value-type="string">
            <text:p>MOVE_UP_State_FROM_NamedElement_(namespace)_TO_NamedElement_(namespace)_execute.henshi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118.</text:p>
          </table:table-cell>
          <table:table-cell table:style-name="ce11"/>
          <table:table-cell table:style-name="ce9"/>
          <table:table-cell table:number-columns-repeated="2" table:style-name="ce7" office:value-type="string" calcext:value-type="string">
            <text:p>x</text:p>
          </table:table-cell>
          <table:table-cell table:style-name="Default" office:value-type="string" calcext:value-type="string">
            <text:p>MOVE_UP_State_FROM_Region_(subvertex)_TO_Region_(subvertex)_execute.henshi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Special Edit Operations In The Editor</text:p>
          </table:table-cell>
          <table:covered-table-cell table:style-name="ce16"/>
          <table:covered-table-cell table:style-name="ce25"/>
          <table:covered-table-cell table:number-columns-repeated="2" table:style-name="ce28"/>
          <table:covered-table-cell table:style-name="ce16"/>
          <table:table-cell table:number-columns-repeated="1017"/>
        </table:table-row>
        <table:table-row table:style-name="ro10">
          <table:table-cell table:style-name="ce1"/>
          <table:table-cell table:style-name="ce9" office:value-type="string" calcext:value-type="string">
            <text:p>124.</text:p>
          </table:table-cell>
          <table:table-cell table:style-name="ce14" office:value-type="string" calcext:value-type="string">
            <text:p>CreateNewStatemachineDiagram()</text:p>
          </table:table-cell>
          <table:table-cell table:style-name="ce24" office:value-type="string" calcext:value-type="string">
            <text:p>A Statemachine and an internal Region is created together with an internal InitialState, a State and a Transition between them. No Names are given. Note: The State is not created together with an internal Region allthough this is mandatory in the UML specification! This is a complex operation which comprises several atomic not consistency-preserving edit operations.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not</text:p>
          </table:table-cell>
          <table:table-cell table:style-name="ce14"/>
          <table:table-cell table:style-name="ce1" table:number-columns-repeated="1015"/>
          <table:table-cell table:number-columns-repeated="2"/>
        </table:table-row>
        <table:table-row table:style-name="ro11">
          <table:table-cell/>
          <table:table-cell table:style-name="ce9" office:value-type="string" calcext:value-type="string">
            <text:p>125.</text:p>
          </table:table-cell>
          <table:table-cell table:style-name="ce14" office:value-type="string" calcext:value-type="string">
            <text:p>CreateGuardInTransition()</text:p>
          </table:table-cell>
          <table:table-cell table:style-name="ce9" office:value-type="string" calcext:value-type="string">
            <text:p>A Constraint is created in the Transition (connected over the containment reference „ownedRule“) and addionally, the non-constainment reference „guard“ is set to target this Constraint. This is a complex operation which comprises atomic consistency-preserving operations.</text:p>
          </table:table-cell>
          <table:table-cell table:style-name="ce9" office:value-type="string" calcext:value-type="string">
            <text:p>x</text:p>
          </table:table-cell>
          <table:table-cell table:style-name="ce24" office:value-type="string" calcext:value-type="string">
            <text:p>not</text:p>
          </table:table-cell>
          <table:table-cell table:style-name="ce14"/>
          <table:table-cell table:number-columns-repeated="1017"/>
        </table:table-row>
        <table:table-row table:style-name="ro12">
          <table:table-cell/>
          <table:table-cell table:style-name="ce9" office:value-type="string" calcext:value-type="string">
            <text:p>126.</text:p>
          </table:table-cell>
          <table:table-cell table:style-name="ce17" office:value-type="string" calcext:value-type="string">
            <text:p>CreateStateInvariantInState()</text:p>
          </table:table-cell>
          <table:table-cell table:style-name="ce24" office:value-type="string" calcext:value-type="string">
            <text:p>A Constraint is created in the State (connected over the containment reference „ownedRule“) and additionally, the non-constainment reference „stateInvariant“ is set to target this Constraint. This is a complex operation which comprises several atomic consistency-preserving edit operations.</text:p>
          </table:table-cell>
          <table:table-cell table:style-name="ce9" office:value-type="string" calcext:value-type="string">
            <text:p>x</text:p>
          </table:table-cell>
          <table:table-cell table:style-name="ce24" office:value-type="string" calcext:value-type="string">
            <text:p>not</text:p>
          </table:table-cell>
          <table:table-cell table:style-name="ce14"/>
          <table:table-cell table:number-columns-repeated="1017"/>
        </table:table-row>
        <table:table-row table:style-name="ro13">
          <table:table-cell/>
          <table:table-cell table:style-name="ce9" office:value-type="string" calcext:value-type="string">
            <text:p>127.</text:p>
          </table:table-cell>
          <table:table-cell table:style-name="ce18" office:value-type="string" calcext:value-type="string">
            <text:p>CreateOrthogonalStateInRegion()</text:p>
          </table:table-cell>
          <table:table-cell table:style-name="ce24" office:value-type="string" calcext:value-type="string">
            <text:p>Creates a State together with two contained Region inside another Region. This is a complex operation which comprises several atomic consistency-preserving edit operations.</text:p>
          </table:table-cell>
          <table:table-cell table:style-name="ce9" office:value-type="string" calcext:value-type="string">
            <text:p>x</text:p>
          </table:table-cell>
          <table:table-cell table:style-name="ce24" office:value-type="string" calcext:value-type="string">
            <text:p>not</text:p>
          </table:table-cell>
          <table:table-cell table:style-name="ce14"/>
          <table:table-cell table:number-columns-repeated="1017"/>
        </table:table-row>
        <table:table-row table:style-name="ro1" table:number-rows-repeated="20">
          <table:table-cell table:number-columns-repeated="4"/>
          <table:table-cell table:style-name="ce29"/>
          <table:table-cell table:number-columns-repeated="1019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.00.0000</text:date>, <text:time style:data-style-name="N2" text:time-value="09:33:40.3933708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8:34:00.104029729</meta:creation-date>
    <dc:date>2015-10-15T10:08:05.310960678</dc:date>
    <meta:editing-duration>PT5H33M1S</meta:editing-duration>
    <meta:editing-cycles>46</meta:editing-cycles>
    <meta:generator>LibreOffice/5.0.2.2$Linux_X86_64 LibreOffice_project/00m0$Build-2</meta:generator>
    <meta:document-statistic meta:table-count="1" meta:cell-count="331" meta:object-count="0"/>
  </office:meta>
</office:document-meta>
</file>